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Kuis 1 – Komunikasi Data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list text:style-name="L2">
              <text:list-item>
                <text:p text:style-name="P1">Kuis 1 dilaksanakan di LMS ITK</text:p>
              </text:list-item>
              <text:list-item>
                <text:p text:style-name="P1">Durasi kuis 90 menit (10.30 – 12.00 WITA)</text:p>
              </text:list-item>
              <text:list-item>
                <text:p text:style-name="P1">Password presensi : <text:span text:style-name="T1">komda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3-22T10:11:41.708969120</meta:creation-date>
    <dc:date>2021-03-22T12:01:59.926365407</dc:date>
    <dc:creator>Mifta Nur Farid</dc:creator>
    <meta:editing-duration>PT1H40M9S</meta:editing-duration>
    <meta:editing-cycles>2</meta:editing-cycles>
    <meta:generator>LibreOffice/7.0.5.2$Linux_X86_64 LibreOffice_project/00$Build-2</meta:generator>
    <meta:document-statistic meta:object-count="25"/>
  </office:meta>
</office:document-meta>
</file>